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024.69" table:style-name="ce1">
            <text:p>1024.69</text:p>
          </table:table-cell>
          <table:table-cell office:value-type="float" office:value="3653" table:style-name="ce1">
            <text:p>365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89.62" table:style-name="ce1">
            <text:p>989.62</text:p>
          </table:table-cell>
          <table:table-cell office:value-type="float" office:value="3404" table:style-name="ce1">
            <text:p>3404</text:p>
          </table:table-cell>
          <table:table-cell office:value-type="float" office:value="4" table:style-name="ce1">
            <text:p>4</text:p>
          </table:table-cell>
          <table:table-cell office:value-type="float" office:value="1022.54" table:style-name="ce1">
            <text:p>1022.54</text:p>
          </table:table-cell>
          <table:table-cell office:value-type="float" office:value="2492" table:style-name="ce1">
            <text:p>2492</text:p>
          </table:table-cell>
          <table:table-cell office:value-type="float" office:value="7" table:style-name="ce1">
            <text:p>7</text:p>
          </table:table-cell>
          <table:table-cell office:value-type="float" office:value="859.5" table:style-name="ce2">
            <text:p>859.50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float" office:value="1054.53" table:style-name="ce1">
            <text:p>1054.53</text:p>
          </table:table-cell>
          <table:table-cell office:value-type="float" office:value="3425" table:style-name="ce1">
            <text:p>3425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205.27" table:style-name="ce1">
            <text:p>1205.27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973.24" table:style-name="ce1">
            <text:p>973.24</text:p>
          </table:table-cell>
          <table:table-cell office:value-type="float" office:value="3289" table:style-name="ce1">
            <text:p>3289</text:p>
          </table:table-cell>
          <table:table-cell office:value-type="float" office:value="4" table:style-name="ce1">
            <text:p>4</text:p>
          </table:table-cell>
          <table:table-cell office:value-type="float" office:value="1002.24" table:style-name="ce1">
            <text:p>1002.24</text:p>
          </table:table-cell>
          <table:table-cell office:value-type="float" office:value="2619" table:style-name="ce1">
            <text:p>2619</text:p>
          </table:table-cell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5" table:style-name="ce1"/>
          <table:table-cell office:value-type="float" office:value="1021" table:style-name="ce2">
            <text:p>1021.00</text:p>
          </table:table-cell>
          <table:table-cell office:value-type="float" office:value="3195" table:style-name="ce1">
            <text:p>3195</text:p>
          </table:table-cell>
          <table:table-cell office:value-type="float" office:value="5" table:style-name="ce1">
            <text:p>5</text:p>
          </table:table-cell>
          <table:table-cell office:value-type="float" office:value="1043.1300000000001" table:style-name="ce1">
            <text:p>1043.13</text:p>
          </table:table-cell>
          <table:table-cell office:value-type="float" office:value="2620" table:style-name="ce1">
            <text:p>2620</text:p>
          </table:table-cell>
          <table:table-cell office:value-type="float" office:value="6" table:style-name="ce1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5" table:style-name="ce1"/>
          <table:table-cell office:value-type="float" office:value="1065.3" table:style-name="ce2">
            <text:p>1065.30</text:p>
          </table:table-cell>
          <table:table-cell office:value-type="float" office:value="3311" table:style-name="ce1">
            <text:p>3311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8:01:32Z</meta:creation-date>
    <dc:date>2019-11-12T18:09:38Z</dc:date>
  </office:meta>
</office:document-meta>
</file>